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Verdana, Helvetica, sans-serif"/>
    <style:font-face style:name="Lohit Devanagari1" svg:font-family="'Lohit Devanagari'"/>
    <style:font-face style:name="Courier 10 Pitch" svg:font-family="'Courier 10 Pitch'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0fb" officeooo:paragraph-rsid="001030fb"/>
    </style:style>
    <style:style style:name="P2" style:family="paragraph" style:parent-style-name="Standard" style:list-style-name="L8">
      <style:text-properties fo:language="en" fo:country="US" officeooo:rsid="001030fb" officeooo:paragraph-rsid="001030fb"/>
    </style:style>
    <style:style style:name="P3" style:family="paragraph" style:parent-style-name="Standard" style:list-style-name="L5">
      <style:paragraph-properties fo:text-align="justify" style:justify-single-word="false"/>
      <style:text-properties fo:language="en" fo:country="US" officeooo:paragraph-rsid="001030fb" fo:background-color="#ffffff"/>
    </style:style>
    <style:style style:name="P4" style:family="paragraph" style:parent-style-name="Standard" style:list-style-name="L7">
      <style:paragraph-properties fo:text-align="justify" style:justify-single-word="false"/>
      <style:text-properties fo:language="en" fo:country="US" officeooo:paragraph-rsid="001030fb" fo:background-color="#ffffff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paragraph-rsid="001030fb" fo:background-color="#ffffff"/>
    </style:style>
    <style:style style:name="P6" style:family="paragraph" style:parent-style-name="Standard" style:list-style-name="L8">
      <style:text-properties fo:language="en" fo:country="US" officeooo:rsid="0000c0ff" officeooo:paragraph-rsid="001030fb" fo:background-color="#ffffff"/>
    </style:style>
    <style:style style:name="P7" style:family="paragraph" style:parent-style-name="Standard">
      <style:text-properties fo:language="en" fo:country="US" officeooo:paragraph-rsid="001030fb" fo:background-color="#ffffff"/>
    </style:style>
    <style:style style:name="P8" style:family="paragraph" style:parent-style-name="Standard" style:list-style-name="L7">
      <style:paragraph-properties fo:text-align="justify" style:justify-single-word="false"/>
      <style:text-properties fo:language="en" fo:country="US" officeooo:paragraph-rsid="001030fb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paragraph-rsid="001030fb"/>
    </style:style>
    <style:style style:name="P10" style:family="paragraph" style:parent-style-name="Standard" style:list-style-name="L5">
      <style:text-properties fo:language="en" fo:country="US" officeooo:paragraph-rsid="001030fb"/>
    </style:style>
    <style:style style:name="P11" style:family="paragraph" style:parent-style-name="Standard" style:list-style-name="L7">
      <style:paragraph-properties fo:text-align="justify" style:justify-single-word="false"/>
      <style:text-properties fo:language="en" fo:country="US" officeooo:rsid="0000c0ff" officeooo:paragraph-rsid="001030fb"/>
    </style:style>
    <style:style style:name="P12" style:family="paragraph" style:parent-style-name="Standard">
      <style:paragraph-properties fo:text-align="justify" style:justify-single-word="false"/>
      <style:text-properties fo:language="en" fo:country="US" fo:font-style="normal" fo:font-weight="normal" officeooo:paragraph-rsid="001030fb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language="en" fo:country="US" officeooo:paragraph-rsid="001030fb"/>
    </style:style>
    <style:style style:name="P14" style:family="paragraph" style:parent-style-name="Text_20_body">
      <style:text-properties fo:font-variant="normal" fo:text-transform="none" fo:color="#000000" style:font-name="Arial" fo:font-size="9.75pt" fo:letter-spacing="normal" fo:font-style="normal" fo:font-weight="normal" officeooo:rsid="001030fb" officeooo:paragraph-rsid="001030fb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16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17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18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19" style:family="paragraph" style:parent-style-name="Text_20_body" style:list-style-name="L9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1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reak-before="page" fo:padding="0cm" fo:border="none"/>
    </style:style>
    <style:style style:name="P23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24" style:family="paragraph" style:parent-style-name="Text_20_body" style:list-style-name="L2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25" style:family="paragraph" style:parent-style-name="Text_20_body" style:list-style-name="L3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26" style:family="paragraph" style:parent-style-name="Text_20_body" style:list-style-name="L9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3" style:family="text">
      <style:text-properties fo:font-variant="normal" fo:text-transform="none" fo:color="#000000" style:font-name="Arial" fo:font-size="9.75pt" fo:letter-spacing="normal" fo:font-style="normal" fo:font-weight="bold"/>
    </style:style>
    <style:style style:name="T4" style:family="text">
      <style:text-properties fo:font-variant="normal" fo:text-transform="none" fo:color="#0000ff" style:text-line-through-style="none" style:text-line-through-type="none" style:font-name="Arial" fo:font-size="9.75pt" fo:letter-spacing="normal" fo:font-style="normal" style:text-underline-style="none" fo:font-weight="normal" style:text-blinking="false"/>
    </style:style>
    <style:style style:name="T5" style:family="text">
      <style:text-properties fo:background-color="#ffffff" loext:char-shading-value="0"/>
    </style:style>
    <style:style style:name="T6" style:family="text">
      <style:text-properties officeooo:rsid="0000c0ff" fo:background-color="#ffffff" loext:char-shading-value="0"/>
    </style:style>
    <style:style style:name="T7" style:family="text">
      <style:text-properties style:font-name="Courier 10 Pitch"/>
    </style:style>
    <style:style style:name="T8" style:family="text">
      <style:text-properties style:font-name="Courier 10 Pitch" fo:background-color="#ffffff" loext:char-shading-value="0"/>
    </style:style>
    <style:style style:name="T9" style:family="text">
      <style:text-properties style:font-name="Courier 10 Pitch" officeooo:rsid="0000c0ff" fo:background-color="#ffffff" loext:char-shading-value="0"/>
    </style:style>
    <style:style style:name="T10" style:family="text">
      <style:text-properties officeooo:rsid="0000c0ff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background-color="#ffffff" loext:char-shading-value="0" style:font-style-asian="italic" style:font-style-complex="italic"/>
    </style:style>
    <style:style style:name="T13" style:family="text">
      <style:text-properties fo:language="en" fo:country="US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8cm" fo:text-indent="-0.635cm" fo:margin-left="0.77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3cm" fo:text-indent="-0.635cm" fo:margin-left="1.41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8cm" fo:text-indent="-0.635cm" fo:margin-left="2.04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3cm" fo:text-indent="-0.635cm" fo:margin-left="2.68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8cm" fo:text-indent="-0.635cm" fo:margin-left="3.31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3cm" fo:text-indent="-0.635cm" fo:margin-left="3.95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88cm" fo:text-indent="-0.635cm" fo:margin-left="4.58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23cm" fo:text-indent="-0.635cm" fo:margin-left="5.2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58cm" fo:text-indent="-0.635cm" fo:margin-left="5.85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93cm" fo:text-indent="-0.635cm" fo:margin-left="6.493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Heading_20_1" text:outline-level="1">Exercise 1 (2 pts)</text:h>
      <text:p text:style-name="P1"/>
      <text:p text:style-name="P14">The goal of this task is to practice the basic elements of Bioconductor and Rmarkdown</text:p>
      <text:list xml:id="list1167915352" text:style-name="L1">
        <text:list-item>
          <text:p text:style-name="P16">Select a study from the Gene Expression Omnibus Database. </text:p>
          <text:list>
            <text:list-item>
              <text:p text:style-name="P16">Provide its identifer GSEXXXX</text:p>
            </text:list-item>
          </text:list>
        </text:list-item>
        <text:list-item>
          <text:p text:style-name="P16">Make sure that you can find out</text:p>
          <text:list>
            <text:list-item>
              <text:p text:style-name="P16">The Expression matrix</text:p>
            </text:list-item>
            <text:list-item>
              <text:p text:style-name="P16">The experiment description</text:p>
            </text:list-item>
            <text:list-item>
              <text:p text:style-name="P16">The experimental groups</text:p>
              <text:list>
                <text:list-item>
                  <text:p text:style-name="P16">Prepare a data frame with labels for each sample</text:p>
                </text:list-item>
              </text:list>
            </text:list-item>
          </text:list>
        </text:list-item>
        <text:list-item>
          <text:p text:style-name="P21"><text:span text:style-name="T2">Fill in the information collected in the shared google sheet available in</text:span><text:a xlink:type="simple" xlink:href="https://docs.google.com/spreadsheets/d/1X2b307HliPHj0swaMiFO_3EeoZmWyHx0H4jtHpB_mUw/edit?usp=sharing" office:target-frame-name="_blank" xlink:show="new" text:style-name="Internet_20_link" text:visited-style-name="Visited_20_Internet_20_Link"><text:span text:style-name="T4"> the following link</text:span></text:a></text:p>
        </text:list-item>
        <text:list-item>
          <text:p text:style-name="P16">Download the data</text:p>
          <text:list>
            <text:list-item>
              <text:p text:style-name="P16">Directly through the browser</text:p>
            </text:list-item>
            <text:list-item>
              <text:p text:style-name="P16">Using the GEOquery Bioconductor package</text:p>
            </text:list-item>
          </text:list>
        </text:list-item>
        <text:list-item>
          <text:p text:style-name="P16">In order to do the analyses create an RStudio project in a folder and put it under version control using github</text:p>
        </text:list-item>
        <text:list-item>
          <text:p text:style-name="P16">Prepare a report in Rmarkdown where you must provide at least three pieces of information.</text:p>
          <text:list>
            <text:list-item>
              <text:p text:style-name="P16">A description of the study that generated the data</text:p>
            </text:list-item>
            <text:list-item>
              <text:p text:style-name="P16">Information on the experimental design used (groups, types of comparisons etc)</text:p>
            </text:list-item>
            <text:list-item>
              <text:p text:style-name="P16">A brief description of the data</text:p>
              <text:list>
                <text:list-item>
                  <text:p text:style-name="P16">Numerical summaries</text:p>
                </text:list-item>
                <text:list-item>
                  <text:p text:style-name="P16">Univariate plots (e.g. Boxplots)</text:p>
                </text:list-item>
                <text:list-item>
                  <text:p text:style-name="P16">Other plots?</text:p>
                </text:list-item>
              </text:list>
            </text:list-item>
          </text:list>
        </text:list-item>
        <text:list-item>
          <text:p text:style-name="P16">You must do the previous step three times </text:p>
          <text:list>
            <text:list-item>
              <text:p text:style-name="P16">First, do it using the R objects (data matrix, targets, information) created from the files downloaded from GEO. </text:p>
            </text:list-item>
            <text:list-item>
              <text:p text:style-name="P21"><text:span text:style-name="T2">Next, create an ExpressionSet using these objects, </text:span><text:span text:style-name="Strong_20_Emphasis"><text:span text:style-name="T3">following the guidelines provided in the lab: "Practical-Bioconductor-Classes.pdf" and "Practical-Bioconductor-Classes.R".</text:span></text:span><text:span text:style-name="T2"> Repeat the previous descriptive analysis steps using the data from the ExpressionSet.</text:span></text:p>
            </text:list-item>
            <text:list-item>
              <text:p text:style-name="P16">Last, use the geoQUERY package to download the data in a single instruction. Check that with this instruction yo ubtain the same expressionSet object that </text:p>
            </text:list-item>
          </text:list>
        </text:list-item>
        <text:list-item>
          <text:p text:style-name="P16">Once you are done, render the document ("knit" it to create an html file). </text:p>
        </text:list-item>
        <text:list-item>
          <text:p text:style-name="P23">Commit your changes and push them to your project's repository.</text:p>
        </text:list-item>
      </text:list>
      <text:p text:style-name="P20"><text:span text:style-name="Strong_20_Emphasis"><text:span text:style-name="T3">Provide a link to your github repository both in your document and through this task classroom (when asked by the instructor).</text:span></text:span></text:p>
      <text:p text:style-name="P1"/>
      <text:p text:style-name="P1"/>
      <text:h text:style-name="Heading_20_1" text:outline-level="1">Exercise 2</text:h>
      <text:p text:style-name="P1"/>
      <text:p text:style-name="P14">In your study you must have, by now, selected a dataset and built a targets file for it. Before you start identify which are the questions (comparisons) you wish to answer, and then:</text:p>
      <text:list xml:id="list3296477303" text:style-name="L2">
        <text:list-item>
          <text:p text:style-name="P17">Use R to create a design matrix from your targets and</text:p>
        </text:list-item>
        <text:list-item>
          <text:p text:style-name="P24">Build a contrast matrix to make the comparisons you desire</text:p>
        </text:list-item>
      </text:list>
      <text:p text:style-name="P20"><text:span text:style-name="T2">Put this in a markdown file, render it and upload </text:span><text:span text:style-name="Strong_20_Emphasis"><text:span text:style-name="T3">the resulting html file</text:span></text:span><text:span text:style-name="T2"> to this task</text:span></text:p>
      <text:p text:style-name="P20"><text:span text:style-name="T2"/></text:p>
      <text:p text:style-name="P22"><text:span text:style-name="T2"/></text:p>
      <text:p text:style-name="P1"/>
      <text:h text:style-name="Heading_20_1" text:outline-level="1">Exercise 3</text:h>
      <text:p text:style-name="P1"/>
      <text:p text:style-name="P14">We have learned in class how microarray technology provides a powerful tool for biomedical research by allowing to quantify, simultaneously, the expression levels of thousands of genes.</text:p>
      <text:p text:style-name="P15">The goal of this practical exercise is two-fold:</text:p>
      <text:list xml:id="list337544731" text:style-name="L9">
        <text:list-item>
          <text:p text:style-name="P19">Starting from a problem statement and an appropriate dataset you must analyze them by following the standard approach discussed during the lectures.</text:p>
        </text:list-item>
        <text:list-item>
          <text:p text:style-name="P26"><text:span text:style-name="T2">After doing the analysis you must write a report following the traditional structure of a scientific work (see Guidelines of the Report)</text:span></text:p>
        </text:list-item>
      </text:list>
      <text:h text:style-name="Heading_20_1" text:outline-level="1">Guidelines of the Report</text:h>
      <text:h text:style-name="Heading_20_2" text:outline-level="2">Presentation</text:h>
      <text:p text:style-name="P13"/>
      <text:p text:style-name="P5">We have learned in class how microarray technology provides a powerful tool for biomedical research by allowing to quantify, simultaneously, the expression levels of thousands of genes.</text:p>
      <text:p text:style-name="P9"/>
      <text:p text:style-name="P5"><text:bookmark text:name="result_box"/>The goal of this practical exercise is two-fold:</text:p>
      <text:p text:style-name="P5"/>
      <text:list xml:id="list746527892" text:style-name="L5">
        <text:list-item>
          <text:p text:style-name="P3">Starting from a problem statement and an appropriate dataset you must analyze them by following the standard approach discussed during the <text:span text:style-name="T10">lectures</text:span>.</text:p>
        </text:list-item>
        <text:list-item>
          <text:p text:style-name="P10">After doing the analysis you must write a report following the traditional structure of a scientific work (see <text:span text:style-name="T11">Guidelines of the Report</text:span>).</text:p>
        </text:list-item>
      </text:list>
      <text:p text:style-name="P13"/>
      <text:h text:style-name="Heading_20_2" text:outline-level="2">The data for the analysis</text:h>
      <text:p text:style-name="P13"/>
      <text:p text:style-name="P13">You have been asked to collect one dataset and this is what you should use for your assessment. <text:span text:style-name="T10">Ideally the analysis can be nicer if you have at least two groups, but this can or cannot be your situation so don’t worry particularly about this</text:span><text:span text:style-name="T1">.</text:span></text:p>
      <text:p text:style-name="P13"/>
      <text:h text:style-name="Heading_20_2" text:outline-level="2">Pipeline for the Analysis</text:h>
      <text:p text:style-name="P9"><text:span text:style-name="T5">As we learned in lecture classes a microarray -</text:span><text:span text:style-name="T6">and most omics- </text:span><text:span text:style-name="T5">data analysis follows a pipeline of ordered steps. We saw that the standard </text:span><text:span text:style-name="T12">pipeline analysis</text:span><text:span text:style-name="T5"> consists of</text:span></text:p>
      <text:p text:style-name="P5"/>
      <text:list xml:id="list880597989" text:style-name="L7">
        <text:list-item>
          <text:p text:style-name="P11">Data capture from images or text files</text:p>
        </text:list-item>
        <text:list-item>
          <text:p text:style-name="P8">Quality assessment of raw data</text:p>
        </text:list-item>
        <text:list-item>
          <text:p text:style-name="P8">Normalization</text:p>
        </text:list-item>
        <text:list-item>
          <text:p text:style-name="P8">Quality assessment of normalized data</text:p>
        </text:list-item>
        <text:list-item>
          <text:p text:style-name="P8">Filtering data <text:span text:style-name="T10">(optional)</text:span></text:p>
        </text:list-item>
        <text:list-item>
          <text:p text:style-name="P8">Identification of differentially expressed genes</text:p>
        </text:list-item>
        <text:list-item>
          <text:p text:style-name="P8">Annotation</text:p>
        </text:list-item>
        <text:list-item>
          <text:p text:style-name="P8"><text:soft-page-break/>Multiple comparisons</text:p>
        </text:list-item>
        <text:list-item>
          <text:p text:style-name="P4">Functional interpretation</text:p>
        </text:list-item>
      </text:list>
      <text:p text:style-name="P9"/>
      <text:p text:style-name="P9">Thus, in order to perform a whole analysis, you have to write an <text:span text:style-name="T7">R</text:span> <text:span text:style-name="T10">code</text:span> that collects all the chunks used for. <text:span text:style-name="T10">In order for the code to be reproducible I don’t expect a script but a Rmarksown document and its renderization into an html document using the knitr package.</text:span></text:p>
      <text:p text:style-name="P12"/>
      <text:h text:style-name="Heading_20_2" text:outline-level="2">Delivery format</text:h>
      <text:p text:style-name="P7"><text:bookmark text:name="result_box3"/>In order to evaluate your work, you must deliver <text:span text:style-name="T10">three</text:span> files:</text:p>
      <text:p text:style-name="P7"/>
      <text:list xml:id="list3532383511" text:style-name="L8">
        <text:list-item>
          <text:p text:style-name="P6">The original Rmarkdown document with the code for the analysis and the explanations.</text:p>
        </text:list-item>
        <text:list-item>
          <text:p text:style-name="P6">The R code that you extract from the Rcmd file with the purl command</text:p>
        </text:list-item>
        <text:list-item>
          <text:p text:style-name="P2"><text:span text:style-name="T5">A</text:span><text:span text:style-name="T6">n</text:span><text:span text:style-name="T5"> </text:span><text:span text:style-name="T8">.</text:span><text:span text:style-name="T9">html file</text:span><text:span text:style-name="T5"> with your repor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Verdana, Helvetica, sans-serif"/>
    <style:font-face style:name="Lohit Devanagari1" svg:font-family="'Lohit Devanagari'"/>
    <style:font-face style:name="Courier 10 Pitch" svg:font-family="'Courier 10 Pitch'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keep-with-next="always"/>
      <style:text-properties fo:color="#000000" style:font-name="Arial1" fo:font-family="Arial" style:font-family-generic="roman" style:font-pitch="variable" fo:font-size="16pt" fo:language="ca" fo:country="ES" fo:font-weight="bold" style:font-size-asian="16pt" style:language-asian="ar" style:country-asian="SA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20:22:37.184207327</meta:creation-date>
    <meta:generator>LibreOffice/6.0.7.3$Linux_X86_64 LibreOffice_project/00m0$Build-3</meta:generator>
    <dc:date>2019-06-24T20:31:10.735506052</dc:date>
    <meta:editing-duration>PT8M34S</meta:editing-duration>
    <meta:editing-cycles>2</meta:editing-cycles>
    <meta:document-statistic meta:table-count="0" meta:image-count="0" meta:object-count="0" meta:page-count="3" meta:paragraph-count="63" meta:word-count="769" meta:character-count="4535" meta:non-whitespace-character-count="3867"/>
  </office:meta>
</office:document-meta>
</file>